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ksaman" fo:font-weight="normal" officeooo:rsid="00149893" officeooo:paragraph-rsid="00149893" style:font-weight-asian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aksaman" fo:font-weight="normal" officeooo:rsid="00148f24" officeooo:paragraph-rsid="00149893" style:font-weight-asian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aksaman" fo:font-weight="normal" officeooo:rsid="00148f24" officeooo:paragraph-rsid="00155dfa" style:font-weight-asian="normal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aksaman" fo:font-size="12pt" style:text-underline-style="solid" style:text-underline-width="auto" style:text-underline-color="font-color" fo:font-weight="bold" officeooo:rsid="00149893" officeooo:paragraph-rsid="00149893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aksaman" fo:font-size="12pt" style:text-underline-style="solid" style:text-underline-width="auto" style:text-underline-color="font-color" fo:font-weight="bold" officeooo:rsid="00149893" officeooo:paragraph-rsid="00155df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9893" officeooo:paragraph-rsid="0014989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9893" officeooo:paragraph-rsid="00155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8f24" officeooo:paragraph-rsid="00149893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officeooo:paragraph-rsid="00149893"/>
    </style:style>
    <style:style style:name="P10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7595b" officeooo:paragraph-rsid="00175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149893"/>
    </style:style>
    <style:style style:name="T1" style:family="text">
      <style:text-properties style:font-name="Laksaman" fo:font-size="12pt" fo:font-weight="normal" fo:background-color="#b2b2b2" loext:char-shading-value="0" style:font-size-asian="12pt" style:font-weight-asian="normal" style:font-size-complex="12pt" style:font-weight-complex="normal"/>
    </style:style>
    <style:style style:name="T2" style:family="text">
      <style:text-properties style:font-name="Laksaman" fo:font-size="12pt" fo:font-weight="normal" officeooo:rsid="00149893" style:font-size-asian="12pt" style:font-weight-asian="normal" style:font-size-complex="12pt" style:font-weight-complex="normal"/>
    </style:style>
    <style:style style:name="T3" style:family="text">
      <style:text-properties style:font-name="Laksaman" fo:font-size="12pt" fo:font-weight="normal" officeooo:rsid="00148f24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48f24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48f2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5e11c" style:font-size-asian="12pt" style:font-weight-asian="normal" style:font-size-complex="12pt" style:font-weight-complex="normal"/>
    </style:style>
    <style:style style:name="T9" style:family="text">
      <style:text-properties fo:font-size="12pt" fo:font-weight="normal" fo:background-color="#b2b2b2" loext:char-shading-value="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48f24" fo:background-color="#b2b2b2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e11c" fo:background-color="#b2b2b2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55dfa" fo:background-color="#b2b2b2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1127" fo:background-color="#b2b2b2" loext:char-shading-value="0" style:font-size-asian="12pt" style:font-weight-asian="normal" style:font-size-complex="12pt" style:font-weight-complex="normal"/>
    </style:style>
    <style:style style:name="T14" style:family="text">
      <style:text-properties officeooo:rsid="00155dfa"/>
    </style:style>
    <style:style style:name="T15" style:family="text">
      <style:text-properties style:font-name="Laksaman" fo:font-size="12pt" fo:font-weight="normal" fo:background-color="#b2b2b2" loext:char-shading-value="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ing Protobuf</text:p>
      <text:p text:style-name="P6">1. Git clone the following:</text:p>
      <text:p text:style-name="P2"><text:a xlink:type="simple" xlink:href="https://github.com/tensorflow/models.git" text:style-name="Internet_20_link" text:visited-style-name="Visited_20_Internet_20_Link"><text:span text:style-name="T4">https://github.com/tensorflow/models.git</text:span></text:a></text:p>
      <text:p text:style-name="P8"/>
      <text:p text:style-name="P1"><text:span text:style-name="T4">2. Go to the website </text:span><text:span text:style-name="T5"><text:s/></text:span><text:a xlink:type="simple" xlink:href="https://github.com/google/protobuf/releases" text:style-name="Internet_20_link" text:visited-style-name="Visited_20_Internet_20_Link"><text:span text:style-name="T5">https://github.com/google/protobuf/releases</text:span></text:a></text:p>
      <text:p text:style-name="P1"><text:span text:style-name="T5"><text:s text:c="3"/>Download </text:span><text:a xlink:type="simple" xlink:href="https://github.com/google/protobuf/releases/download/v3.6.0/protoc-3.6.0-linux-x86_64.zip" text:style-name="Internet_20_link" text:visited-style-name="Visited_20_Internet_20_Link"><text:span text:style-name="Strong_20_Emphasis"><text:span text:style-name="T6">protoc-3.6.0-linux-x86_64.zip</text:span></text:span></text:a><text:span text:style-name="Strong_20_Emphasis"><text:span text:style-name="T6"> </text:span></text:span><text:span text:style-name="Strong_20_Emphasis"><text:span text:style-name="T7">The file will be in your Downloads folder. 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3. </text:span></text:span><text:span text:style-name="Strong_20_Emphasis"><text:span text:style-name="T7">Then, run the command: </text:span></text:span><text:span text:style-name="Strong_20_Emphasis"><text:span text:style-name="T10">unzip </text:span></text:span><text:a xlink:type="simple" xlink:href="https://github.com/google/protobuf/releases/download/v3.6.0/protoc-3.6.0-linux-x86_64.zip" text:style-name="Internet_20_link" text:visited-style-name="Visited_20_Internet_20_Link"><text:span text:style-name="Strong_20_Emphasis"><text:span text:style-name="T10">protoc-3.6.0-linux-x86_64.zip</text:span></text:span></text:a></text:p>
      <text:p text:style-name="P1"><text:span text:style-name="Strong_20_Emphasis"><text:span text:style-name="T6"/></text:span></text:p>
      <text:p text:style-name="P1"><text:span text:style-name="Strong_20_Emphasis"><text:span text:style-name="T6">4. </text:span></text:span><text:span text:style-name="Strong_20_Emphasis"><text:span text:style-name="T8">keep pressing </text:span></text:span><text:span text:style-name="Strong_20_Emphasis"><text:span text:style-name="T11">cd..</text:span></text:span><text:span text:style-name="Strong_20_Emphasis"><text:span text:style-name="T8"> until you can’t go further backward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5. Enter the following code:</text:span></text:span></text:p>
      <text:p text:style-name="P1"><text:span text:style-name="Strong_20_Emphasis"><text:span text:style-name="T10">sudo mv home/y</text:span></text:span><text:span text:style-name="Strong_20_Emphasis"><text:span text:style-name="T13">oung-joo</text:span></text:span><text:span text:style-name="Strong_20_Emphasis"><text:span text:style-name="T10">/Downloads/bin/protoc usr/local/bin/</text:span></text:span></text:p>
      <text:p text:style-name="P1"><text:span text:style-name="Strong_20_Emphasis"><text:span text:style-name="T6"/></text:span></text:p>
      <text:p text:style-name="P11"><text:span text:style-name="Strong_20_Emphasis"><text:span text:style-name="T2">6. </text:span></text:span><text:span text:style-name="Strong_20_Emphasis"><text:span text:style-name="T3">Go to models/research and run the following code: </text:span></text:span></text:p>
      <text:p text:style-name="P9"><text:span text:style-name="Strong_20_Emphasis"><text:span text:style-name="Source_20_Text"><text:span text:style-name="T1">protoc object_detection/protos/*.proto --python_out=.</text:span></text:span></text:span></text:p>
      <text:p text:style-name="P9"><text:span text:style-name="Strong_20_Emphasis"><text:span text:style-name="T1"/></text:span></text:p>
      <text:p text:style-name="P5">Installing <text:span text:style-name="T14">OpenCV</text:span></text:p>
      <text:p text:style-name="P7">1. <text:span text:style-name="T14">Run the command: </text:span></text:p>
      <text:p text:style-name="P3"><text:span text:style-name="Strong_20_Emphasis"><text:span text:style-name="T12">sudo apt-get install python-opencv </text:span></text:span></text:p>
      <text:p text:style-name="P3"><text:span text:style-name="Strong_20_Emphasis"><text:span text:style-name="T12"/></text:span></text:p>
      <text:p text:style-name="P10">2. When you import it in your .py file, you can just write: import cv2 as cv 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1"><text:span text:style-name="Strong_20_Emphasis"><text:span text:style-name="T6"/></text:span></text:p>
      <text:p text:style-name="P1"><text:span text:style-name="Strong_20_Emphasis"><text:span text:style-name="T4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6:51:38.651519333</meta:creation-date>
    <dc:date>2018-07-05T14:43:32.313759115</dc:date>
    <meta:editing-duration>PT17M4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0" meta:character-count="695" meta:non-whitespace-character-count="612"/>
  </office:meta>
</office:document-meta>
</file>